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1C32D2830A035AFC4CA.png" manifest:media-type="image/png"/>
  <manifest:file-entry manifest:full-path="Pictures/10000000000002BE00000050167F5BA0BACBC4F2.png" manifest:media-type="image/png"/>
  <manifest:file-entry manifest:full-path="Pictures/1000000000000367000000A1AD30378E2110E6B8.png" manifest:media-type="image/png"/>
  <manifest:file-entry manifest:full-path="Pictures/1000000000000396000001ED2507DF7A6BC8464B.png" manifest:media-type="image/png"/>
  <manifest:file-entry manifest:full-path="Pictures/10000000000003AA00000071D90E3BCE79AAC727.png" manifest:media-type="image/png"/>
  <manifest:file-entry manifest:full-path="Pictures/10000000000002B20000007C4AACABCFD67F9370.png" manifest:media-type="image/png"/>
  <manifest:file-entry manifest:full-path="Pictures/10000000000003A20000014EF52D04E8AF964EDB.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16"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17"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18"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19"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20" style:family="paragraph" style:parent-style-name="Preformatted_20_Text">
      <style:text-properties fo:color="#0000cc" fo:font-size="14pt" officeooo:rsid="00378d8f" officeooo:paragraph-rsid="00378d8f" style:font-size-asian="12.25pt" style:font-size-complex="14pt"/>
    </style:style>
    <style:style style:name="P21"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22"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3"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4"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25"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26"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27"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28"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29"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30"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1"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32"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33"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35"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6"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8"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39"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40"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41"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47"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48"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49"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50"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51"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52"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53"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54"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55"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56"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57"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58"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59"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60"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61"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62"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63"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64"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65"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66"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67"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68"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69"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70"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71"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72"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73"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74"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75"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78"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79"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80"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81"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82"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83"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84"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85"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87"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90"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91"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92"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93"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94"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95"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96"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97"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98"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99"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00"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01"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02"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03"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04"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05"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06"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07"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08"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09"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10"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11"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12" style:family="paragraph" style:parent-style-name="Preformatted_20_Text">
      <style:text-properties fo:color="#000000" fo:font-size="11pt" officeooo:rsid="00378d8f" officeooo:paragraph-rsid="00378d8f" style:font-size-asian="9.60000038146973pt" style:font-size-complex="11pt"/>
    </style:style>
    <style:style style:name="P113" style:family="paragraph" style:parent-style-name="Preformatted_20_Text">
      <style:text-properties fo:color="#000000" fo:font-size="11pt" officeooo:rsid="00395022" officeooo:paragraph-rsid="00395022" style:font-size-asian="9.60000038146973pt" style:font-size-complex="11pt"/>
    </style:style>
    <style:style style:name="P114"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15"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16"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1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1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19"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20"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21"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22"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23"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font-size="11pt" style:font-size-asian="9.60000038146973pt" style:font-size-complex="11pt"/>
    </style:style>
    <style:style style:name="P125" style:family="paragraph" style:parent-style-name="Preformatted_20_Text">
      <style:text-properties fo:font-size="11pt" officeooo:rsid="002f6d67" officeooo:paragraph-rsid="002f6d67" style:font-size-asian="9.60000038146973pt" style:font-size-complex="11pt"/>
    </style:style>
    <style:style style:name="P126" style:family="paragraph" style:parent-style-name="Preformatted_20_Text">
      <style:text-properties fo:font-size="11pt" officeooo:rsid="0035daf4" officeooo:paragraph-rsid="0035daf4" style:font-size-asian="9.60000038146973pt" style:font-size-complex="11pt"/>
    </style:style>
    <style:style style:name="P127" style:family="paragraph" style:parent-style-name="Preformatted_20_Text">
      <style:text-properties fo:font-size="11pt" officeooo:rsid="0052f4b4" officeooo:paragraph-rsid="0052f4b4" style:font-size-asian="9.60000038146973pt" style:font-size-complex="11pt"/>
    </style:style>
    <style:style style:name="P128" style:family="paragraph" style:parent-style-name="Preformatted_20_Text">
      <style:text-properties fo:font-size="11pt" officeooo:rsid="0054b820" officeooo:paragraph-rsid="0054b820" style:font-size-asian="9.60000038146973pt" style:font-size-complex="11pt"/>
    </style:style>
    <style:style style:name="P129" style:family="paragraph" style:parent-style-name="Preformatted_20_Text">
      <style:text-properties officeooo:rsid="002c2e52" officeooo:paragraph-rsid="002c2e52"/>
    </style:style>
    <style:style style:name="P130" style:family="paragraph" style:parent-style-name="Preformatted_20_Text">
      <style:text-properties fo:font-size="14pt" officeooo:rsid="0035daf4" officeooo:paragraph-rsid="0035daf4" style:font-size-asian="12.25pt" style:font-size-complex="14pt"/>
    </style:style>
    <style:style style:name="P131"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32"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33"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34"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35" style:family="paragraph" style:parent-style-name="Standard">
      <style:paragraph-properties style:line-height-at-least="0.503cm"/>
      <style:text-properties fo:color="#d4d4d4" style:font-name="Droid Sans Mono" fo:font-size="10.5pt" fo:font-weight="normal" fo:background-color="#1e1e1e"/>
    </style:style>
    <style:style style:name="P136"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3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3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39"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40" style:family="paragraph" style:parent-style-name="Standard">
      <style:paragraph-properties style:line-height-at-least="0.503cm"/>
      <style:text-properties fo:color="#9cdcfe" style:font-name="Droid Sans Mono" fo:font-size="10.5pt" fo:font-weight="normal" fo:background-color="#1e1e1e"/>
    </style:style>
    <style:style style:name="P141" style:family="paragraph" style:parent-style-name="Standard">
      <style:paragraph-properties style:line-height-at-least="0.503cm"/>
    </style:style>
    <style:style style:name="P142" style:family="paragraph" style:parent-style-name="Standard">
      <style:paragraph-properties style:line-height-at-least="0.503cm"/>
      <style:text-properties fo:color="#f8f8f2" style:font-name="Fira Code" fo:font-size="10.5pt" fo:font-weight="normal" fo:background-color="#282a36"/>
    </style:style>
    <style:style style:name="P143"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44"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45"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46"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47"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48"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49"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152" style:family="paragraph" style:parent-style-name="Standard">
      <style:paragraph-properties style:line-height-at-least="0.503cm"/>
      <style:text-properties fo:color="#6272a4" style:font-name="Fira Code" fo:font-size="10.5pt" fo:font-weight="normal" fo:background-color="#282a36"/>
    </style:style>
    <style:style style:name="P153"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154"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155"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156"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157"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158"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15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16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161"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162"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63"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64"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65"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66"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67"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68"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169"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170"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71"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72"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73"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74"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75"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76"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77"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79"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80"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81" style:family="paragraph" style:parent-style-name="Preformatted_20_Text">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182"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183" style:family="paragraph" style:parent-style-name="Preformatted_20_Text">
      <style:text-properties fo:color="#000000" fo:font-size="11pt" fo:font-style="normal" fo:font-weight="bold" officeooo:rsid="005eb58d" officeooo:paragraph-rsid="005eb58d" style:font-size-asian="9.60000038146973pt" style:font-style-asian="normal" style:font-weight-asian="bold" style:font-size-complex="11pt" style:font-style-complex="normal" style:font-weight-complex="bold"/>
    </style:style>
    <style:style style:name="P184" style:family="paragraph" style:parent-style-name="Preformatted_20_Text">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185" style:family="paragraph" style:parent-style-name="Preformatted_20_Text" style:list-style-name="L29">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186"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187"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88" style:family="paragraph" style:parent-style-name="Preformatted_20_Text" style:list-style-name="L31">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89" style:family="paragraph" style:parent-style-name="Preformatted_20_Text" style:list-style-name="L32">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90" style:family="paragraph" style:parent-style-name="Preformatted_20_Text">
      <style:text-properties fo:color="#000000" fo:font-size="11pt" fo:font-style="normal" style:text-underline-style="none" fo:font-weight="bold" officeooo:rsid="00601304" officeooo:paragraph-rsid="00601304" style:font-size-asian="9.60000038146973pt" style:font-style-asian="normal" style:font-weight-asian="bold" style:font-size-complex="11pt" style:font-style-complex="normal" style:font-weight-complex="bold"/>
    </style:style>
    <style:style style:name="P191"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92" style:family="paragraph" style:parent-style-name="Preformatted_20_Text">
      <style:text-properties fo:color="#000000" fo:font-size="11pt" fo:font-style="normal" style:text-underline-style="none" fo:font-weight="bold" officeooo:rsid="00617e18" officeooo:paragraph-rsid="00617e18" style:font-size-asian="9.60000038146973pt" style:font-style-asian="normal" style:font-weight-asian="bold" style:font-size-complex="11pt" style:font-style-complex="normal" style:font-weight-complex="bold"/>
    </style:style>
    <style:style style:name="P193"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194"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195"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196"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197"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198"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199"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00"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01"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02"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03"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04"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05" style:family="paragraph" style:parent-style-name="Preformatted_20_Text" style:list-style-name="L7">
      <style:text-properties fo:font-size="11pt" officeooo:rsid="002f6d67" officeooo:paragraph-rsid="002f6d67" style:font-size-asian="9.60000038146973pt" style:font-size-complex="11pt"/>
    </style:style>
    <style:style style:name="P206"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07"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08"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09"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10"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11" style:family="paragraph" style:parent-style-name="Preformatted_20_Text" style:list-style-name="L8"/>
    <style:style style:name="P212" style:family="paragraph" style:parent-style-name="Preformatted_20_Text" style:list-style-name="L21">
      <style:paragraph-properties fo:text-align="start" style:justify-single-word="false"/>
      <style:text-properties officeooo:paragraph-rsid="0049f4f2"/>
    </style:style>
    <style:style style:name="P213"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14"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15"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16"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217"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218" style:family="paragraph" style:parent-style-name="Preformatted_20_Text">
      <style:text-properties fo:color="#0000cc" fo:font-size="14pt" fo:font-style="normal" fo:font-weight="bold" officeooo:rsid="005d51aa" officeooo:paragraph-rsid="005d51aa" style:font-size-asian="12.25pt" style:font-style-asian="normal" style:font-weight-asian="bold" style:font-size-complex="14pt" style:font-style-complex="normal" style:font-weight-complex="bold"/>
    </style:style>
    <style:style style:name="P219" style:family="paragraph" style:parent-style-name="Preformatted_20_Text">
      <style:text-properties fo:color="#0000cc" fo:font-size="14pt" fo:font-style="normal" fo:font-weight="bold" officeooo:rsid="005fea8a" officeooo:paragraph-rsid="005fea8a" style:font-size-asian="12.25pt" style:font-style-asian="normal" style:font-weight-asian="bold" style:font-size-complex="14pt" style:font-style-complex="normal" style:font-weight-complex="bold"/>
    </style:style>
    <style:style style:name="P220" style:family="paragraph" style:parent-style-name="Preformatted_20_Text">
      <style:text-properties fo:color="#0000cc" fo:font-size="14pt" fo:font-style="normal" style:text-underline-style="none" fo:font-weight="bold" officeooo:rsid="00602642" officeooo:paragraph-rsid="00602642" style:font-size-asian="12.25pt" style:font-style-asian="normal" style:font-weight-asian="bold" style:font-size-complex="14pt" style:font-style-complex="normal" style:font-weight-complex="bold"/>
    </style:style>
    <style:style style:name="P221"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T78"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21">Bienvenidos al <text:span text:style-name="T1">Curso Avanzado de NodeJS</text:span></text:p>
      <text:p text:style-name="P21">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21"><text:span text:style-name="T5">Para tomar este curso necesitas conocimentos basicos de </text:span><text:span text:style-name="T7">JavaScript.</text:span></text:p>
      <text:p text:style-name="P21"><text:span text:style-name="T5">Si tienes conocimentos de </text:span><text:span text:style-name="T7">NodeJS</text:span><text:span text:style-name="T5"> va a ser mucho mejor. En cuanto a requisitos tecnicos solo debes tener tu computador y un buen manejo de la terminal.</text:span></text:p>
      <text:p text:style-name="P29"/>
      <text:p text:style-name="P29"/>
      <text:p text:style-name="P29"/>
      <text:p text:style-name="P29"/>
      <text:p text:style-name="P3">Que es Node.js?</text:p>
      <text:p text:style-name="P30"/>
      <text:p text:style-name="P22"><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22"><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30"/>
      <text:p text:style-name="P22"><text:span text:style-name="T8">Por que decimos que </text:span><text:span text:style-name="T5">Node.js</text:span><text:span text:style-name="T8"> es una plataforma simple?</text:span></text:p>
      <text:p text:style-name="P30"/>
      <text:list xml:id="list256726669064058625" text:style-name="L1">
        <text:list-item>
          <text:p text:style-name="P156">Es una librería estandar es donde el codigo va a morir. Mantener una plataforma estandar actualizada puede ser un problema.</text:p>
        </text:list-item>
        <text:list-item>
          <text:p text:style-name="P162"><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163"><text:span text:style-name="T8">El modelo de trabajo </text:span><text:span text:style-name="T3">Open source </text:span><text:span text:style-name="T8">beneficia mucho a la plataforma.</text:span></text:p>
        </text:list-item>
      </text:list>
      <text:p text:style-name="P23"><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31"/>
      <text:p text:style-name="P32">Node es similar que las maquinas virtuales de Java con Oracle o de microsoft con .NET. Util para aplicaciones orientadas en red.</text:p>
      <text:p text:style-name="P32"/>
      <text:p text:style-name="P33">El core de NodeJS es muy pequeño, donde le apuestan a que la comunidad cree nuevas librerias externas que se puedan usar en nodeJS pero que no hagan parte de su CORE.</text:p>
      <text:p text:style-name="P33"/>
      <text:p text:style-name="P33"/>
      <text:p text:style-name="P33"/>
      <text:p text:style-name="P33"/>
      <text:p text:style-name="P33"/>
      <text:p text:style-name="P33"/>
      <text:p text:style-name="P4">Caracteristicas de la plataforma Node.js</text:p>
      <text:p text:style-name="P33"/>
      <text:p text:style-name="P24"><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24"><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33"/>
      <text:p text:style-name="P24"><text:span text:style-name="T8">La caracteristica principal de </text:span><text:span text:style-name="T5">Node.js</text:span><text:span text:style-name="T8"> es que podemos trabajar de manera asincrona y orientada a eventos.</text:span></text:p>
      <text:p text:style-name="P46"/>
      <text:p text:style-name="P24"><text:span text:style-name="T5">Node.js</text:span><text:span text:style-name="T8"> es </text:span><text:span text:style-name="T10">muy bueno para aplicaciones en tiempo real o para orquestacion de recursos entre multiples aplicaciones.</text:span></text:p>
      <text:p text:style-name="P25"><text:soft-page-break/><text:span text:style-name="T5">Node.js</text:span><text:span text:style-name="T8"> no es bueno para computaciones que requieren uso de la CPU, ni para desarrollar aplicaciones como Systems programming.</text:span></text:p>
      <text:p text:style-name="P34"/>
      <text:p text:style-name="P47">JavaScript on the Server</text:p>
      <text:list xml:id="list5359501665444907426" text:style-name="L2">
        <text:list-item>
          <text:p text:style-name="P157">Effectively bridge the server/browser divide</text:p>
        </text:list-item>
        <text:list-item>
          <text:p text:style-name="P157">JavaScript for approachability, productivity and developer joy</text:p>
        </text:list-item>
        <text:list-item>
          <text:p text:style-name="P157">JavaScript is not going anywhere!</text:p>
        </text:list-item>
      </text:list>
      <text:p text:style-name="P34"/>
      <text:p text:style-name="P48">Asynchronous, Event-driven Programming</text:p>
      <text:p text:style-name="P35"/>
      <text:list xml:id="list7976258402556763036" text:style-name="L3">
        <text:list-item>
          <text:p text:style-name="P158">Alternative programmer paradigm:</text:p>
          <text:list>
            <text:list-item>
              <text:p text:style-name="P158">Continuation Passing Style</text:p>
            </text:list-item>
          </text:list>
        </text:list-item>
        <text:list-item>
          <text:p text:style-name="P158">API focus on callbacks, events and streams</text:p>
        </text:list-item>
        <text:list-item>
          <text:p text:style-name="P158">Perfect for I/O-driven, high-throughput workloads</text:p>
        </text:list-item>
        <text:list-item>
          <text:p text:style-name="P158">Single-threaded encourages scalable design patterns</text:p>
        </text:list-item>
      </text:list>
      <text:p text:style-name="P35"/>
      <text:p text:style-name="P35"/>
      <text:p text:style-name="P35"/>
      <text:p text:style-name="P35"/>
      <text:p text:style-name="P35"/>
      <text:p text:style-name="P5">Que tipo de aplicaciones podemos desarrollar con Node.js?</text:p>
      <text:p text:style-name="P5"/>
      <text:p text:style-name="P26"><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36"/>
      <text:p text:style-name="P36">Que tipo de aplicaciones podemos desarrollar?</text:p>
      <text:p text:style-name="P36"/>
      <text:list xml:id="list2546270525641785512" text:style-name="L4">
        <text:list-item>
          <text:p text:style-name="P159">Aplicaciones de escritorio.</text:p>
        </text:list-item>
        <text:list-item>
          <text:p text:style-name="P159">Dispositivos embebidos.</text:p>
        </text:list-item>
        <text:list-item>
          <text:p text:style-name="P159">Servidores web.</text:p>
        </text:list-item>
        <text:list-item>
          <text:p text:style-name="P159">Aplicaciones moviles: hace poco anunciaron el soporte para Android.</text:p>
        </text:list-item>
        <text:list-item>
          <text:p text:style-name="P160">API Services/Serverless</text:p>
        </text:list-item>
        <text:list-item>
          <text:p text:style-name="P160">Web UI</text:p>
        </text:list-item>
      </text:list>
      <text:p text:style-name="P37"/>
      <text:p text:style-name="P37"/>
      <text:p text:style-name="P37"/>
      <text:p text:style-name="P37"/>
      <text:p text:style-name="P37"/>
      <text:p text:style-name="P37"/>
      <text:p text:style-name="P6">Como instalar PostgreSQL y Redis en Ubuntu</text:p>
      <text:p text:style-name="P6"/>
      <text:p text:style-name="P38">Para instalar Postgres en distribuciones basadas en Debian:</text:p>
      <text:p text:style-name="P38"/>
      <text:p text:style-name="P49">sudo apt-get install postgresql postgresql-contrib libpq-dev</text:p>
      <text:p text:style-name="P49"/>
      <text:p text:style-name="P38">Para instalar redis en distribuciones linux basadas en debian:</text:p>
      <text:p text:style-name="P38"/>
      <text:p text:style-name="P49">sudo apt-getupdate</text:p>
      <text:p text:style-name="P49">sudo apt-getinstallbuild-essential tlc</text:p>
      <text:p text:style-name="P49"/>
      <text:p text:style-name="P38"><text:soft-page-break/>Dado que no necesitamos guardar el codigo fuente, podemos hacer uso del directorio /tmp</text:p>
      <text:p text:style-name="P38"/>
      <text:p text:style-name="P49">cd /tmp</text:p>
      <text:p text:style-name="P38"/>
      <text:p text:style-name="P38">Ahora descargamos las ultima version estable de Redis:</text:p>
      <text:p text:style-name="P38"/>
      <text:p text:style-name="P27"><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49"/>
      <text:p text:style-name="P38">LO descomprimimos:</text:p>
      <text:p text:style-name="P38"/>
      <text:p text:style-name="P49">tar xzvf redis-stable.tar.gz</text:p>
      <text:p text:style-name="P49"/>
      <text:p text:style-name="P38">Ingresamos al directorio redis-stable que se extrajo:</text:p>
      <text:p text:style-name="P38"/>
      <text:p text:style-name="P49">cd redis-stable</text:p>
      <text:p text:style-name="P49"/>
      <text:p text:style-name="P38">Compilamos los binarios mediante el comando make:</text:p>
      <text:p text:style-name="P38"/>
      <text:p text:style-name="P49">make</text:p>
      <text:p text:style-name="P49"/>
      <text:p text:style-name="P38">Instalamos los binarios:</text:p>
      <text:p text:style-name="P38"/>
      <text:p text:style-name="P49">sudo make install</text:p>
      <text:p text:style-name="P49"/>
      <text:p text:style-name="P38"/>
      <text:p text:style-name="P36"/>
      <text:p text:style-name="P36"/>
      <text:p text:style-name="P36"/>
      <text:p text:style-name="P7">Como instalar Visual Studio Code en Ubuntu</text:p>
      <text:p text:style-name="P7"/>
      <text:p text:style-name="P28"><text:span text:style-name="T5">Visual Studio Code</text:span><text:span text:style-name="T8"> es el editor que vamos a utilizar en el curso, sin embargo puedes utilizar el editor que mas te guste.</text:span></text:p>
      <text:p text:style-name="P28"><text:span text:style-name="T8">Una de las ventajas de este editor es que tiene un buen soporte para </text:span><text:span text:style-name="T5">Node.js</text:span><text:span text:style-name="T8">, ademas de que esta desarrollado en </text:span><text:span text:style-name="T5">Node.</text:span></text:p>
      <text:p text:style-name="P39">La instalancion es sencilla y en la documentacion nos dan las guias sobre como utilizarlo mejor.</text:p>
      <text:p text:style-name="P28"><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39"/>
      <text:p text:style-name="P39"/>
      <text:p text:style-name="P33"/>
      <text:p text:style-name="P40"><text:a xlink:type="simple" xlink:href="https://code.visualstudio.com/docs/setup/linux" text:style-name="Internet_20_link" text:visited-style-name="Visited_20_Internet_20_Link">https://code.visualstudio.com/docs/setup/linux</text:a></text:p>
      <text:p text:style-name="P40">Aqui tenemos toda la documentacion para instalarlo</text:p>
      <text:p text:style-name="P40"/>
      <text:p text:style-name="P41">Aca vamos a instalar el paquete de VS code para node js</text:p>
      <text:p text:style-name="P41"><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41"/>
      <text:p text:style-name="P41"/>
      <text:p text:style-name="P41"/>
      <text:p text:style-name="P41"/>
      <text:p text:style-name="P41"/>
      <text:p text:style-name="P8"><text:soft-page-break/>Como instalar Ansible en Ubuntu</text:p>
      <text:p text:style-name="P41"/>
      <text:p text:style-name="P41">Otra herramienta que vamos a utilizar es <text:span text:style-name="T1">Ansible</text:span>, que nos sirve para automatizar tareas de infraestructura. La vamos a utilizar para crear <text:span text:style-name="T2">scripts</text:span> de manera automatizada.</text:p>
      <text:p text:style-name="P41"/>
      <text:p text:style-name="P41">Por otro lado vamos a descargar <text:span text:style-name="T1">Vagrant</text:span>, que nos permite tener ambientes de desarrollo o servidores virtuales para hacer primero un <text:span text:style-name="T2">deploy </text:span>local antes de hacer despliegue en la nube.</text:p>
      <text:p text:style-name="P41"/>
      <text:p text:style-name="P42">Aca tenemos un post en DigitalOcean para instalar y configurar Ansible para Ubuntu.</text:p>
      <text:p text:style-name="P42"><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42"/>
      <text:p text:style-name="P42"/>
      <text:p text:style-name="P42">Luego vamos a instalar vagrant para ubuntu:</text:p>
      <text:p text:style-name="P43"><text:a xlink:type="simple" xlink:href="https://www.vagrantup.com/downloads.html" text:style-name="Internet_20_link" text:visited-style-name="Visited_20_Internet_20_Link">https://www.vagrantup.com/downloads.html</text:a></text:p>
      <text:p text:style-name="P43"/>
      <text:list xml:id="list6007588472243185578" text:style-name="L5">
        <text:list-item>
          <text:p text:style-name="P161">Descargamos la version para Debian y luego la abrimos normalmente como un instalador windows.</text:p>
        </text:list-item>
      </text:list>
      <text:p text:style-name="P43"/>
      <text:p text:style-name="P43"/>
      <text:p text:style-name="P43"/>
      <text:p text:style-name="P43"/>
      <text:p text:style-name="P43"/>
      <text:p text:style-name="P43"/>
      <text:p text:style-name="P9">Arquitectura y Componentes del proyecto</text:p>
      <text:p text:style-name="P9"/>
      <text:p text:style-name="P44">El proyecto tendra un servidor MQTT que se comunicara con un AGENTE que vamos a crear y que va a servir para cualquier tipo de aplicación Node.js. </text:p>
      <text:p text:style-name="P44">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44"/>
      <text:p text:style-name="P44">El modulo de AGENTE servira para ser conectado con cualquier dispositivo embeded como raspberrys y demas dispositivos.</text:p>
      <text:p text:style-name="P44"/>
      <text:p text:style-name="P44"/>
      <text:p text:style-name="P44"/>
      <text:p text:style-name="P44"/>
      <text:p text:style-name="P44"/>
      <text:p text:style-name="P11"/>
      <text:p text:style-name="P10">Como funciona el modelo PUB/SUB en MQTT y Web Sockets</text:p>
      <text:p text:style-name="P10"/>
      <text:p text:style-name="P50">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45"/>
      <text:p text:style-name="P50"><text:span text:style-name="T14">Yo como usuario de la red puedo suscribirme a un canal y tambien puedo publicar a </text:span><text:soft-page-break/><text:span text:style-name="T14">este.</text:span></text:p>
      <text:p text:style-name="P45"/>
      <text:p text:style-name="P50"><text:span text:style-name="T14">Hay protocolos que utilizan este patron como lo es </text:span>MQTT<text:span text:style-name="T14">.</text:span></text:p>
      <text:p text:style-name="P114">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17"/>
      <text:p text:style-name="P114"><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23">De esta forma puede haber un intercambio de mensaje hasta que uno de los dos lados decida cerrar el canal.</text:p>
      <text:p text:style-name="P123"/>
      <text:p text:style-name="P123"/>
      <text:p text:style-name="P123"/>
      <text:p text:style-name="P123"/>
      <text:p text:style-name="P123"/>
      <text:p text:style-name="P12">Estructura basica de un modulo de Node.js</text:p>
      <text:p text:style-name="P12"/>
      <text:p text:style-name="P51"><text:span text:style-name="T8">Para empezar con el proyecto vamos a crear un modulo de </text:span><text:span text:style-name="T5">Node.js</text:span><text:span text:style-name="T8">, con sus respectivas pruebas unitarias. El modulo de Persistencia en Bases de Datos.</text:span></text:p>
      <text:p text:style-name="P64"/>
      <text:p text:style-name="P64">Vamos a crear el directorio del proyecto y vamos a utilizar un patron de mono repo,donde tenemos un unico repositorio de Git y varios proyectos adentro.</text:p>
      <text:p text:style-name="P64"/>
      <text:p text:style-name="P64">Un modulo de Node por lo general tiene un archivo que se llama package.json, que tiene la metadata del modulo. Este archivo se puede crear a mano utilizando npm con una herramienta que nos permite crearlo automaticamente.</text:p>
      <text:p text:style-name="P64"/>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63"/>
      <text:p text:style-name="P129"><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64"/>
      <text:p text:style-name="P64"/>
      <text:p text:style-name="P65">Para crear un modulo de node con npm usamos el siguiente comando:</text:p>
      <text:p text:style-name="P65"/>
      <text:p text:style-name="P89">npm init</text:p>
      <text:list xml:id="list7277002882934535645" text:style-name="L6">
        <text:list-item>
          <text:p text:style-name="P164">Llenamos los campos necesarios y luego ya nos entrega un objeto .json con la informacion de nuestro modulo recien creado.</text:p>
        </text:list-item>
      </text:list>
      <text:p text:style-name="P65"/>
      <text:p text:style-name="P65">Ahora empecemos con el codigo:</text:p>
      <text:p text:style-name="P65"/>
      <text:p text:style-name="P65">Como buena practica, se recomienda usar el modo estricto ‘use strict’ para evitar algunos errores de JS, como que el this no contenga informacion global o <text:s/>que no <text:soft-page-break/>haya reasignacion de variables.</text:p>
      <text:p text:style-name="P65"/>
      <text:p text:style-name="P138">'use strict'</text:p>
      <text:p text:style-name="P141"/>
      <text:p text:style-name="P135"><text:span text:style-name="T22">module</text:span>.<text:span text:style-name="T22">exports</text:span> = <text:span text:style-name="T23">function</text:span> (<text:span text:style-name="T24">config</text:span>) {</text:p>
      <text:p text:style-name="P141"/>
      <text:p text:style-name="P135"><text:span text:style-name="T23">const</text:span> <text:span text:style-name="T24">Agent</text:span> = {}</text:p>
      <text:p text:style-name="P135"><text:span text:style-name="T23">const</text:span> <text:span text:style-name="T24">Metric</text:span> = {}</text:p>
      <text:p text:style-name="P141"/>
      <text:p text:style-name="P135"><text:span text:style-name="T25">return</text:span> {</text:p>
      <text:p text:style-name="P135"><text:span text:style-name="T24">Agent</text:span>,</text:p>
      <text:p text:style-name="P140">Metric</text:p>
      <text:p text:style-name="P135">}</text:p>
      <text:p text:style-name="P135">}</text:p>
      <text:p text:style-name="P136"/>
      <text:list xml:id="list2526489084716660156" text:style-name="L7">
        <text:list-item>
          <text:p text:style-name="P205">Aca podemos usar el retorno de los nombres solo poniendo el nombre del objeto ya que en JS si el objeto y el valor tienen el mismo nombre podemos evitar la redundacia.</text:p>
        </text:list-item>
      </text:list>
      <text:p text:style-name="P125"/>
      <text:p text:style-name="P125">Vamos a usar una linter para escribir nuestro codigo de manera correcta y con buenas practicas, para esto vamos a utilizar estandar que usa ES-LINT para corregir nuestro codigo.</text:p>
      <text:p text:style-name="P125"/>
      <text:p text:style-name="P115">Npm install –save-dev standard</text:p>
      <text:p text:style-name="P118"/>
      <text:list xml:id="list2279906002392127084" text:style-name="L8">
        <text:list-item>
          <text:p text:style-name="P206">Para poner a correr este vamos a crear un script con la configuracion y luego un comando para correr el linter cada vez que nosotros queramos revisar nuestro codigo.</text:p>
        </text:list-item>
        <text:list-item>
          <text:p text:style-name="P211"><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08">npm run lint – –fix</text:p>
            </text:list-item>
          </text:list>
        </text:list-item>
      </text:list>
      <text:p text:style-name="P120"/>
      <text:p text:style-name="P131">No voy a pegar todo el codigo hecho como hacia antes, ya que seria inutil pegar la logica que otro hizo. Entonces lo que voy a hacer son apuntar cosas interesantes e indispensables, ademas de nuevas cosas o usages de nuevas librerias.</text:p>
      <text:p text:style-name="P131"/>
      <text:p text:style-name="P120"/>
      <text:p text:style-name="P120"/>
      <text:p text:style-name="P120"/>
      <text:p text:style-name="P120"/>
      <text:p text:style-name="P16">Definicion de entidades de base de datos</text:p>
      <text:p text:style-name="P99"/>
      <text:p text:style-name="P52"><text:span text:style-name="T14">Lo primero que tenemos que hacer es definir las entidades de las bases de datos que vamos a utilizar. En nuestro proyecto vamos a usar </text:span>PostgreSQL<text:span text:style-name="T14">, una base de datos relacional.</text:span></text:p>
      <text:p text:style-name="P100"/>
      <text:p text:style-name="P100">El Agente va a conectarse al servidor en tiempo real y cada cierto tiempo va a reportar una metrica.</text:p>
      <text:p text:style-name="P100"><text:soft-page-break/>La metrica es cualquier valor que tiene un tipo, que va a ser almacenado en la base de datos.</text:p>
      <text:p text:style-name="P100"/>
      <text:p text:style-name="P53"><text:span text:style-name="T14">Como vamos a usar una base de datos relacional, tendremos que hacer las tablas y sus relaciones, en este caso seran dos tablas. La tabla </text:span>Agent:</text:p>
      <text:list xml:id="list6050451755877949936" text:style-name="L9">
        <text:list-item>
          <text:p text:style-name="P193">id</text:p>
        </text:list-item>
        <text:list-item>
          <text:p text:style-name="P193">uuid</text:p>
        </text:list-item>
        <text:list-item>
          <text:p text:style-name="P193">name</text:p>
        </text:list-item>
        <text:list-item>
          <text:p text:style-name="P193">username</text:p>
        </text:list-item>
        <text:list-item>
          <text:p text:style-name="P193">hostname</text:p>
        </text:list-item>
        <text:list-item>
          <text:p text:style-name="P193">pid</text:p>
        </text:list-item>
        <text:list-item>
          <text:p text:style-name="P193">connected</text:p>
        </text:list-item>
        <text:list-item>
          <text:p text:style-name="P193">createdAt</text:p>
        </text:list-item>
        <text:list-item>
          <text:p text:style-name="P193">updatedAt</text:p>
        </text:list-item>
      </text:list>
      <text:p text:style-name="P96"/>
      <text:p text:style-name="P96">Y la otra es la tabla de <text:span text:style-name="T1">Metric</text:span>:</text:p>
      <text:list xml:id="list2331064834056804313" text:style-name="L10">
        <text:list-item>
          <text:p text:style-name="P194">id</text:p>
        </text:list-item>
        <text:list-item>
          <text:p text:style-name="P194">agentID <text:span text:style-name="T1">FK</text:span></text:p>
        </text:list-item>
        <text:list-item>
          <text:p text:style-name="P194">type</text:p>
        </text:list-item>
        <text:list-item>
          <text:p text:style-name="P194">value</text:p>
        </text:list-item>
        <text:list-item>
          <text:p text:style-name="P194">createdAt</text:p>
        </text:list-item>
        <text:list-item>
          <text:p text:style-name="P194">updatedAt</text:p>
        </text:list-item>
      </text:list>
      <text:p text:style-name="P97"/>
      <text:p text:style-name="P97">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97"/>
      <text:p text:style-name="P97"/>
      <text:p text:style-name="P97"/>
      <text:p text:style-name="P97"/>
      <text:p text:style-name="P97"/>
      <text:p text:style-name="P15">Implementacion de modelos con sequelize</text:p>
      <text:p text:style-name="P15"/>
      <text:p text:style-name="P54">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66"/>
      <text:p text:style-name="P54"><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66"/>
      <text:p text:style-name="P54"><text:span text:style-name="T5">Singleton</text:span><text:span text:style-name="T8">: es un objeto que solo tiene una instancia. Cada vez que llamemos a una funcion no a crear multiples instancias.</text:span></text:p>
      <text:p text:style-name="P66"/>
      <text:p text:style-name="P55"><text:span text:style-name="T8">Vamos a instalar las dependencias para que nos sirva </text:span><text:span text:style-name="T5">sequalize</text:span><text:span text:style-name="T8">.</text:span></text:p>
      <text:p text:style-name="P67"/>
      <text:p text:style-name="P90">Npm i sequelize pg pg-hstore –save</text:p>
      <text:p text:style-name="P90"/>
      <text:list xml:id="list501427194241482774" text:style-name="L11">
        <text:list-item>
          <text:p text:style-name="P169">pg es el manejador de Postgres y el ps-hstore es una dependencia que necesita sequelize para funcionar.</text:p>
        </text:list-item>
      </text:list>
      <text:p text:style-name="P67"/>
      <text:p text:style-name="P98"><text:span text:style-name="T5">Aca tenemos la documentacion para echarle una ojeada. Esta muy interesante ya que </text:span><text:soft-page-break/><text:span text:style-name="T5">es muy facil de crear los modelos o tablas de una base de datos MySQL con objetos JS.</text:span></text:p>
      <text:p text:style-name="P98"><text:a xlink:type="simple" xlink:href="http://docs.sequelizejs.com/" text:style-name="Internet_20_link" text:visited-style-name="Visited_20_Internet_20_Link"><text:span text:style-name="T5">http://docs.sequelizejs.com/</text:span></text:a></text:p>
      <text:p text:style-name="P68"/>
      <text:p text:style-name="P69">de esta forma creamos un modelo en Sequelize:</text:p>
      <text:p text:style-name="P139">'use strict'</text:p>
      <text:p text:style-name="P141"/>
      <text:p text:style-name="P135"><text:span text:style-name="T23">const</text:span> <text:span text:style-name="T24">Sequelize</text:span> = <text:span text:style-name="T31">require</text:span>(<text:span text:style-name="T32">'sequelize'</text:span>)</text:p>
      <text:p text:style-name="P135"><text:span text:style-name="T23">const</text:span> <text:span text:style-name="T24">setupDatabase</text:span> = <text:span text:style-name="T31">require</text:span>(<text:span text:style-name="T32">'../lib/db'</text:span>)</text:p>
      <text:p text:style-name="P141"/>
      <text:p text:style-name="P135"><text:span text:style-name="T22">module</text:span>.<text:span text:style-name="T22">exports</text:span> = <text:span text:style-name="T23">function</text:span> <text:span text:style-name="T31">setupMetricModel</text:span> (<text:span text:style-name="T24">config</text:span>) {</text:p>
      <text:p text:style-name="P135"><text:span text:style-name="T23">const</text:span> <text:span text:style-name="T24">sequelize</text:span> = <text:span text:style-name="T31">setupDatabase</text:span>(<text:span text:style-name="T24">config</text:span>)</text:p>
      <text:p text:style-name="P141"/>
      <text:p text:style-name="P135"><text:span text:style-name="T25">return</text:span> <text:span text:style-name="T24">sequelize</text:span>.<text:span text:style-name="T31">define</text:span>(<text:span text:style-name="T32">'metric'</text:span>, {</text:p>
      <text:p text:style-name="P135"><text:span text:style-name="T24">type:</text:span> {</text:p>
      <text:p text:style-name="P135"><text:span text:style-name="T24">type:</text:span> <text:span text:style-name="T24">Sequelize</text:span>.<text:span text:style-name="T24">STRING</text:span>,</text:p>
      <text:p text:style-name="P135"><text:span text:style-name="T24">allowNull:</text:span> <text:span text:style-name="T23">false</text:span></text:p>
      <text:p text:style-name="P135">},</text:p>
      <text:p text:style-name="P135"><text:span text:style-name="T24">value:</text:span> {</text:p>
      <text:p text:style-name="P135"><text:span text:style-name="T24">type:</text:span> <text:span text:style-name="T24">Sequelize</text:span>.<text:span text:style-name="T24">TEXT</text:span>,</text:p>
      <text:p text:style-name="P135"><text:span text:style-name="T24">allowNull:</text:span> <text:span text:style-name="T23">false</text:span></text:p>
      <text:p text:style-name="P135">}</text:p>
      <text:p text:style-name="P135">})</text:p>
      <text:p text:style-name="P135">}</text:p>
      <text:p text:style-name="P137"/>
      <text:p text:style-name="P126">Le decimos el nombre que queremos poner en la tabla y luego empezamos a definir nuestro valores y los tipos que pueden tener.</text:p>
      <text:p text:style-name="P126"/>
      <text:p text:style-name="P130">Ahora como el codigo no se ve bien, <text:span text:style-name="T33">entonces voy a poner comentarios necesarios, para ver como se usa la una librería voy a poner especificamente la ruta de la documentacion donde expliquen eso.</text:span></text:p>
      <text:p text:style-name="P130"/>
      <text:p text:style-name="P126"/>
      <text:p text:style-name="P126"/>
      <text:p text:style-name="P126"/>
      <text:p text:style-name="P20">Implementacion de un modulo basico de base de datos</text:p>
      <text:p text:style-name="P112"/>
      <text:p text:style-name="P112">Vimos como definimos los modelos en el video pasado. Ahora vamos a ver como podemos relacionar los modelos entre si.</text:p>
      <text:p text:style-name="P112"/>
      <text:p text:style-name="P112">Primero vamos a necesitar las funciones que definimos anteriormente. Para poner a interactuar los modelos entre si debemos hacer la configuracion de la base de datos y los modelos.</text:p>
      <text:p text:style-name="P112"/>
      <text:p text:style-name="P112"/>
      <text:p text:style-name="P113">En el index.js vamos a tener que crear las relaciones entre las tablas, ya que creamos anteriormente los modelos ahora vamos a crear las relaciones entre estos.</text:p>
      <text:p text:style-name="P113"/>
      <text:p text:style-name="P113">Vamos a requerir primero los modulos de sequalize y los de los modelos y luego <text:soft-page-break/>vamos a usar las siguientes funciones.</text:p>
      <text:p text:style-name="P113"/>
      <text:p text:style-name="P143">AgentModel.<text:span text:style-name="T34">hasMany</text:span>(MetricModel)</text:p>
      <text:p text:style-name="P142">MetricModel.<text:span text:style-name="T34">belongsTo</text:span>(AgentModel)</text:p>
      <text:p text:style-name="P113"/>
      <text:list xml:id="list6744385400952189708" text:style-name="L12">
        <text:list-item>
          <text:p text:style-name="P200">la funcion <text:span text:style-name="T1">hasMany()</text:span><text:span text:style-name="T14"> de sequelize indica que la tabla AgentModel tiene muchas Metricas. </text:span></text:p>
        </text:list-item>
        <text:list-item>
          <text:p text:style-name="P200"><text:span text:style-name="T14">La funcion </text:span><text:span text:style-name="T1">belongsTo()</text:span><text:span text:style-name="T14"> de sequelize indica que la tabla MetricModel pertenece a un AgentModel</text:span></text:p>
        </text:list-item>
      </text:list>
      <text:p text:style-name="P101">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01"/>
      <text:p text:style-name="P113"><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01"/>
      <text:p text:style-name="P143"><text:span text:style-name="T41">await</text:span><text:span text:style-name="T48"> sequelize.</text:span><text:span text:style-name="T35">authenticate</text:span><text:span text:style-name="T48">()</text:span></text:p>
      <text:p text:style-name="P101"/>
      <text:p text:style-name="P101">Ahora nos falta crear nuestros archivos de configuracion y nuestra configuracio</text:p>
      <text:p text:style-name="P70">n de la base de datos. Esto para la proxima clase.</text:p>
      <text:p text:style-name="P70"/>
      <text:p text:style-name="P70"/>
      <text:p text:style-name="P15"/>
      <text:p text:style-name="P97"/>
      <text:p text:style-name="P118"/>
      <text:p text:style-name="P118"/>
      <text:p text:style-name="P17"/>
      <text:p text:style-name="P18">Implementacion de script de inicializacion de base de datos</text:p>
      <text:p text:style-name="P18"/>
      <text:p text:style-name="P102">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02"/>
      <text:p text:style-name="P103">Vamos a la terminal de comandos y escribimos los siguientes comandos:</text:p>
      <text:p text:style-name="P103"/>
      <text:p text:style-name="P104">No me esta sirviendo el comando para postgresql asi que voy a intentar una ultima cosa. </text:p>
      <text:p text:style-name="P104"/>
      <text:list xml:id="list4670894260344906321" text:style-name="L13">
        <text:list-item>
          <text:p text:style-name="P195">Primero podemos probar que todo este correctamente actualizado con los siguientes comandos, ademas volvemos e instalamos postgresql y sus dependencias.</text:p>
          <text:list>
            <text:list-item>
              <text:p text:style-name="P201">Sudo apt-get update </text:p>
            </text:list-item>
            <text:list-item>
              <text:p text:style-name="P201">sudo apt-get install postgresql postgresql-contrib</text:p>
            </text:list-item>
          </text:list>
        </text:list-item>
        <text:list-item>
          <text:p text:style-name="P195">Luego cambiamos a una cuenta postgres con el siguiente comando y este nos <text:soft-page-break/>abrira como si estuvieramos en la consola de postgres. </text:p>
          <text:list>
            <text:list-item>
              <text:p text:style-name="P201">Sudo -i -u postgres</text:p>
            </text:list-item>
          </text:list>
        </text:list-item>
        <text:list-item>
          <text:p text:style-name="P195">Luego accedemos a la consola con el siguiente comando:</text:p>
          <text:list>
            <text:list-item>
              <text:p text:style-name="P201">psql</text:p>
            </text:list-item>
            <text:list-item>
              <text:p text:style-name="P201"><text:span text:style-name="T14">Si queremos salir de esta colocamos lo siguiente en la terminal: </text:span>\q</text:p>
            </text:list-item>
          </text:list>
        </text:list-item>
      </text:list>
      <text:p text:style-name="P104"/>
      <text:p text:style-name="P104"/>
      <text:p text:style-name="P104">Volviendo al tema central de la clase, vamos a crear un ROL que es el que va a acceder a la base de datos y va a poder modificar y subir datos a la DB, para esto en la consola de postgres con psql colocamos lo siguiente:</text:p>
      <text:p text:style-name="P104"/>
      <text:p text:style-name="P56">CREATE ROLE nombreRol WITH LOGIN PASSWORD ‘password’;</text:p>
      <text:p text:style-name="P56"/>
      <text:list xml:id="list2570871898894542818" text:style-name="L14">
        <text:list-item>
          <text:p text:style-name="P196">Estas consultas si necesitan terminar con ; ya que son puras de postgres y no sequelize.</text:p>
        </text:list-item>
      </text:list>
      <text:p text:style-name="P105"/>
      <text:p text:style-name="P105">Listo ya tenemos creado nuestro ROL, ahora tenemos que crear la base de datos y darle permisos al ROL a esa base de datos, esto lo hacemos con las siguientes consultas:</text:p>
      <text:p text:style-name="P105"/>
      <text:p text:style-name="P57">CREATE DATABASE platziverse;</text:p>
      <text:p text:style-name="P57"/>
      <text:p text:style-name="P105">luego le damos los permisos al rol:</text:p>
      <text:p text:style-name="P105"/>
      <text:p text:style-name="P57">GRANT ALL PRIVILEGES ON DATABASE <text:span text:style-name="T14">platziverse </text:span>TO<text:span text:style-name="T14"> steven;</text:span></text:p>
      <text:p text:style-name="P105"/>
      <text:p text:style-name="P57"><text:span text:style-name="T14">Luego ya podemos salir de la consola de postgres con los caracteres </text:span>\q <text:span text:style-name="T14">o </text:span>\quit<text:span text:style-name="T14">.</text:span></text:p>
      <text:p text:style-name="P105"/>
      <text:p text:style-name="P109"/>
      <text:p text:style-name="P110">Vamos crear nuestro archivo de setup, donde vamos a crear nuestra configuracion de la base de datos. </text:p>
      <text:p text:style-name="P110"/>
      <text:p text:style-name="P58"><text:span text:style-name="T14">Requerimos la instancia de nuestra base de datos y le pasamos el siguiente objeto con la configuracion que necesita </text:span>sequelize<text:span text:style-name="T14">:</text:span></text:p>
      <text:p text:style-name="P110"/>
      <text:p text:style-name="P145"><text:span text:style-name="T41">const</text:span><text:span text:style-name="T48"> config </text:span><text:span text:style-name="T41">=</text:span><text:span text:style-name="T48"> {</text:span></text:p>
      <text:p text:style-name="P142">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142">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142">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142">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142">dialect<text:span text:style-name="T40">:</text:span> <text:span text:style-name="T53">'</text:span><text:span text:style-name="T59">postgres</text:span><text:span text:style-name="T53">'</text:span>,</text:p>
      <text:p text:style-name="P152">// Esta propiedad de setup la vamos a usar para que cuando este en true este borre la base de dato</text:p>
      <text:p text:style-name="P152">// y cree una nueva. Hay que tener cuidado con este</text:p>
      <text:p text:style-name="P142">setup<text:span text:style-name="T40">:</text:span> <text:span text:style-name="T52">true</text:span></text:p>
      <text:p text:style-name="P142">}</text:p>
      <text:p text:style-name="P110"/>
      <text:list xml:id="list2777124415250368872" text:style-name="L15">
        <text:list-item>
          <text:p text:style-name="P197">Estamos usando variables de entorno con node y si no estan seteadas usamos las que creamos como parte del entorno de desarrollo.</text:p>
        </text:list-item>
      </text:list>
      <text:p text:style-name="P110"/>
      <text:p text:style-name="P58"><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45"><text:soft-page-break/><text:span text:style-name="T42">if</text:span><text:span text:style-name="T6"> (config.setup) {</text:span></text:p>
      <text:p text:style-name="P142"><text:span text:style-name="T40">await</text:span> sequelize.<text:span text:style-name="T34">sync</text:span>({ force<text:span text:style-name="T40">:</text:span> <text:span text:style-name="T52">true</text:span> })</text:p>
      <text:p text:style-name="P142">}</text:p>
      <text:p text:style-name="P71"/>
      <text:list xml:id="list6395492477830319638" text:style-name="L16">
        <text:list-item>
          <text:p text:style-name="P202"><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170">Aqui tenemos la documentacion para esto: </text:p>
          <text:list>
            <text:list-item>
              <text:p text:style-name="P202"><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71"/>
      <text:p text:style-name="P72">Ahora vamos a usar un paquete que nos permite imprimir mensajes de logs si tenemos una variable de entorno seteada. Para instalar usamos el comando :</text:p>
      <text:p text:style-name="P72"/>
      <text:p text:style-name="P91">npm i debug –save</text:p>
      <text:p text:style-name="P92"/>
      <text:p text:style-name="P73"/>
      <text:p text:style-name="P73">Ahora podemos incluir el siguiente atributo para poder mostrar los logs mediante la funcion que nos entregara debug.</text:p>
      <text:p text:style-name="P73"/>
      <text:p text:style-name="P147"><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73"/>
      <text:p text:style-name="P147"><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73"/>
      <text:list xml:id="list4088445699094649356" text:style-name="L17">
        <text:list-item>
          <text:p text:style-name="P171">Con esto ya creamos un reporte de logs de nuestra base de datos facilmente.</text:p>
        </text:list-item>
      </text:list>
      <text:p text:style-name="P74"/>
      <text:p text:style-name="P74">Ahora tenemos que manejar los errores de la conexión y ademas tendremos que crear el script en el package.json para poder correr este archivo y que se ejecute para configurar la base de datos.</text:p>
      <text:p text:style-name="P74"/>
      <text:p text:style-name="P148"><text:span text:style-name="T43">await</text:span><text:span text:style-name="T5"> </text:span><text:span text:style-name="T36">db</text:span><text:span text:style-name="T5">(config).</text:span><text:span text:style-name="T36">catch</text:span><text:span text:style-name="T5">(handleFatalError)</text:span></text:p>
      <text:p text:style-name="P141"/>
      <text:p text:style-name="P142"><text:span text:style-name="T67">console</text:span>.<text:span text:style-name="T65">log</text:span>(<text:span text:style-name="T53">'</text:span><text:span text:style-name="T59">Success</text:span><text:span text:style-name="T53">'</text:span>)</text:p>
      <text:p text:style-name="P142"><text:span text:style-name="T52">process</text:span>.<text:span text:style-name="T65">exit</text:span>(<text:span text:style-name="T52">0</text:span>)</text:p>
      <text:p text:style-name="P142">}</text:p>
      <text:p text:style-name="P152">// En esta funcion capturamos el error y imprimimos el stack y luego matamos el proceso con codigo 1</text:p>
      <text:p text:style-name="P142"><text:span text:style-name="T40">function</text:span> <text:span text:style-name="T34">handleFatalError</text:span> (<text:span text:style-name="T73">err</text:span>) {</text:p>
      <text:p text:style-name="P142"><text:span text:style-name="T67">console</text:span>.<text:span text:style-name="T65">error</text:span>(err.message)</text:p>
      <text:p text:style-name="P142"><text:span text:style-name="T67">console</text:span>.<text:span text:style-name="T65">error</text:span>(err.stack)</text:p>
      <text:p text:style-name="P142"><text:span text:style-name="T52">process</text:span>.<text:span text:style-name="T65">exit</text:span>(<text:span text:style-name="T52">1</text:span>)</text:p>
      <text:p text:style-name="P142">}</text:p>
      <text:p text:style-name="P74"/>
      <text:list xml:id="list3002178571955578961" text:style-name="L18">
        <text:list-item>
          <text:p text:style-name="P172">Capturamos y pasamos error a la funcion handleFatalError. </text:p>
        </text:list-item>
        <text:list-item>
          <text:p text:style-name="P172">Este nos imprime los errores y ademas finaliza el proceso con codigo de salida 1. </text:p>
        </text:list-item>
        <text:list-item>
          <text:p text:style-name="P172">SI no existen errores el codigo continua debajo del await, imprime success y luego da éxito en 0.</text:p>
        </text:list-item>
      </text:list>
      <text:p text:style-name="P75"/>
      <text:p text:style-name="P76">Ahora veamos el comando que creamos para correr este setup de la base de datos.</text:p>
      <text:p text:style-name="P76"/>
      <text:p text:style-name="P149"><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3355889269097252078" text:style-name="L19">
        <text:list-item>
          <text:p text:style-name="P198"><text:span text:style-name="T5">Este crea la variable DEBUG y le decimos que nos muestre todos los mensajes de </text:span><text:soft-page-break/><text:span text:style-name="T5">error del proyecto de platziverse.</text:span></text:p>
        </text:list-item>
        <text:list-item>
          <text:p text:style-name="P173">Luego le decimos que ejecute el script de setup que acabamos de crear.</text:p>
        </text:list-item>
      </text:list>
      <text:p text:style-name="P76"/>
      <text:p text:style-name="P76"/>
      <text:p text:style-name="P106"><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77"/>
      <text:p text:style-name="P77"/>
      <text:p text:style-name="P77"/>
      <text:p text:style-name="P77"/>
      <text:p text:style-name="P77"/>
      <text:p text:style-name="P77"/>
      <text:p text:style-name="P13">Creando una advertencia sobre el borrado de base de datos</text:p>
      <text:p text:style-name="P13"/>
      <text:p text:style-name="P106"><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77"/>
      <text:p text:style-name="P107"><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78"/>
      <text:p text:style-name="P78"/>
      <text:p text:style-name="P78">Vamos a utilizar dos dependencias, inquirer y chalk. </text:p>
      <text:list xml:id="list5915339881857029675" text:style-name="L20">
        <text:list-item>
          <text:p text:style-name="P203"><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03"><text:span text:style-name="T5">Chalk</text:span><text:span text:style-name="T8">: Este nos permite agregarle un poco de estetica a nuestra salida de STDOUT de la terminal de comandos. Solo es cuestion para darle colores a nuestra terminal.</text:span></text:p>
        </text:list-item>
      </text:list>
      <text:p text:style-name="P78"/>
      <text:p text:style-name="P59"><text:span text:style-name="T8">Ahora veamos como </text:span><text:span text:style-name="T13">implementamos la solucion para este problema.</text:span></text:p>
      <text:p text:style-name="P79"/>
      <text:list xml:id="list1519314701587683939" text:style-name="L21">
        <text:list-item>
          <text:p text:style-name="P174">Primero requerimos los modulos que acabamos de descargar.</text:p>
        </text:list-item>
        <text:list-item>
          <text:p text:style-name="P174">Luego antes de empezar a manejar el inquirer, tenemos que crear una instancia de un prompt, de esta manera:</text:p>
          <text:list>
            <text:list-item>
              <text:p text:style-name="P153"><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174">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12"><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13">{</text:p>
          <text:p text:style-name="P212"><text:span text:style-name="T50">type</text:span><text:span text:style-name="T47">:</text:span><text:span text:style-name="T50"> </text:span><text:span text:style-name="T55">'</text:span><text:span text:style-name="T61">confirm</text:span><text:span text:style-name="T55">'</text:span><text:span text:style-name="T50">,</text:span></text:p>
          <text:p text:style-name="P212"><text:span text:style-name="T50">name</text:span><text:span text:style-name="T47">:</text:span><text:span text:style-name="T50"> </text:span><text:span text:style-name="T55">'</text:span><text:span text:style-name="T61">setup</text:span><text:span text:style-name="T55">'</text:span><text:span text:style-name="T50">,</text:span></text:p>
          <text:p text:style-name="P212"><text:span text:style-name="T50">message</text:span><text:span text:style-name="T47">:</text:span><text:span text:style-name="T50"> </text:span><text:span text:style-name="T55">'</text:span><text:span text:style-name="T61">This will destroy your database, are you sure?</text:span><text:span text:style-name="T55">'</text:span></text:p>
          <text:p text:style-name="P213">}</text:p>
        </text:list-item>
        <text:list-item>
          <text:p text:style-name="P174">Luego evaluamos la respuesta, si esta es falsa, no hara nada, de ser lo contrario este seguira con el flujo del codigo y destruira la base de datos y la configurara de nuevo.</text:p>
          <text:p text:style-name="P153"><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80"/>
      <text:p text:style-name="P80"/>
      <text:p text:style-name="P81">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81"/>
      <text:p text:style-name="P93">DB_PASS=’foo’ npm run setup.js</text:p>
      <text:p text:style-name="P93"/>
      <text:list xml:id="list6856291752812186852" text:style-name="L22">
        <text:list-item>
          <text:p text:style-name="P214"><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175">Lo que tenemos que hacer es cambiar los valores trust por password para que este nos pida password cada vez que nos intentemos logear como un usuario a la base de datos.</text:p>
            </text:list-item>
          </text:list>
        </text:list-item>
      </text:list>
      <text:p text:style-name="P82"/>
      <text:p text:style-name="P82">Ahora vamos a implementar el modulo de chalk:</text:p>
      <text:list xml:id="list5733903559784325304" text:style-name="L23">
        <text:list-item>
          <text:p text:style-name="P215"><text:span text:style-name="T20">En lugar de imprimir el error </text:span><text:span text:style-name="T21">tan simple como lo hemos estado haciendo, ahora vamos a cambiarle el codigo por lo siguiente:</text:span></text:p>
        </text:list-item>
        <text:list-item>
          <text:p text:style-name="P154"><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176">Le decimos que imprima un mensaje de color rojo que diga fatal error y ademas que contenga el mensaje que nos manda el script.</text:p>
            </text:list-item>
          </text:list>
        </text:list-item>
      </text:list>
      <text:p text:style-name="P83"/>
      <text:p text:style-name="P132"><text:a xlink:type="simple" xlink:href="https://www.npmjs.com/package/inquirer" text:style-name="Internet_20_link" text:visited-style-name="Visited_20_Internet_20_Link"><text:span text:style-name="T20">https://www.npmjs.com/package/inquirer</text:span></text:a></text:p>
      <text:p text:style-name="P132"><text:a xlink:type="simple" xlink:href="https://www.npmjs.com/package/chalk" text:style-name="Internet_20_link" text:visited-style-name="Visited_20_Internet_20_Link"><text:span text:style-name="T20">https://www.npmjs.com/package/chalk</text:span></text:a></text:p>
      <text:p text:style-name="P133"><text:a xlink:type="simple" xlink:href="https://www.npmjs.com/package/debug" text:style-name="Internet_20_link" text:visited-style-name="Visited_20_Internet_20_Link"><text:span text:style-name="T20">https://www.npmjs.com/package/debug</text:span></text:a></text:p>
      <text:p text:style-name="P84"/>
      <text:p text:style-name="P84"/>
      <text:p text:style-name="P84"/>
      <text:p text:style-name="P84"/>
      <text:p text:style-name="P84"/>
      <text:p text:style-name="P84"/>
      <text:p text:style-name="P14">Introduccion a pruebas unitarias con Ava.js </text:p>
      <text:p text:style-name="P14"/>
      <text:p text:style-name="P60"><text:span text:style-name="T5">Ava.js </text:span><text:span text:style-name="T8">es un test runner que permite definir cada uno de los test de nuestra app y soporta </text:span><text:span text:style-name="T5">ECMAScript 2016</text:span><text:span text:style-name="T8">.</text:span></text:p>
      <text:p text:style-name="P84"/>
      <text:p text:style-name="P61"><text:a xlink:type="simple" xlink:href="https://github.com/avajs/ava-docs/tree/master/es_ES" text:style-name="Internet_20_link" text:visited-style-name="Visited_20_Internet_20_Link"><text:span text:style-name="T8">https://github.com/avajs/ava-docs/tree/master/es_ES</text:span></text:a></text:p>
      <text:p text:style-name="P85"/>
      <text:p text:style-name="P85">Aqui tenemos la documentacion de AVA en espaniol para mas facilidad. </text:p>
      <text:p text:style-name="P85"/>
      <text:p text:style-name="P85">En las siguientes clases iremos creando la API que expondremos a los usuarios para que puedan consumir los datos de la base de datos sin necesidad de que sepan de donde vienen, pero primero vamos a probrar estos como buena practica.</text:p>
      <text:p text:style-name="P85"/>
      <text:p text:style-name="P86">Vamos a instalar el test-runner de AVA:</text:p>
      <text:p text:style-name="P86"/>
      <text:p text:style-name="P94">npm install –save-dev ava</text:p>
      <text:p text:style-name="P94"/>
      <text:p text:style-name="P86"/>
      <text:p text:style-name="P86"><text:soft-page-break/></text:p>
      <text:p text:style-name="P87">Corremos los test con el comando que vamos a crear en el package.json:</text:p>
      <text:p text:style-name="P87"/>
      <text:p text:style-name="P151"><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24"/>
      <text:p text:style-name="P87"/>
      <text:p text:style-name="P88">Teniendo la documentacion sabemos como crear un test con AVA, ahora miremos una asercion no comun:</text:p>
      <text:p text:style-name="P88"/>
      <text:p text:style-name="P150"><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142">t.<text:span text:style-name="T34">truthy</text:span>(db.Agent, <text:span text:style-name="T53">'</text:span><text:span text:style-name="T59">Agent service should exist</text:span><text:span text:style-name="T53">'</text:span>)</text:p>
      <text:p text:style-name="P142">})</text:p>
      <text:p text:style-name="P88"/>
      <text:p text:style-name="P88">Este nos comprueba que el valor que nos devuelve el objeto tiene algo, que no nos devuelva un falcy value. </text:p>
      <text:p text:style-name="P88"/>
      <text:p text:style-name="P88">Recordemos que usamos HOOKS, que son funciones que podemos ejecutar antes, despues o siempre de una prueba. Estos son unicos de las pruebas. Las usamos para crear conexión a la base de datos de prueba antes de que haga el test AVA.</text:p>
      <text:p text:style-name="P88"/>
      <text:p text:style-name="P108"><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88"/>
      <text:p text:style-name="P95">Npm i –save defaults</text:p>
      <text:p text:style-name="P88"/>
      <text:p text:style-name="P127">Este nos permite setearle a nuestro archivo de configuracion unas configuraciones por default en las cuales nos vamos a conectar a sqlite, tambien vamos a definir un pool de conexiones y demas.</text:p>
      <text:p text:style-name="P127"/>
      <text:p text:style-name="P144">config <text:span text:style-name="T40">=</text:span> <text:span text:style-name="T34">defaults</text:span>(config, {</text:p>
      <text:p text:style-name="P142">dialect<text:span text:style-name="T40">:</text:span> <text:span text:style-name="T53">'</text:span><text:span text:style-name="T59">sqlite</text:span><text:span text:style-name="T53">'</text:span>,</text:p>
      <text:p text:style-name="P142">pool<text:span text:style-name="T40">:</text:span> {</text:p>
      <text:p text:style-name="P142">max<text:span text:style-name="T40">:</text:span> <text:span text:style-name="T52">10</text:span>,</text:p>
      <text:p text:style-name="P142">min<text:span text:style-name="T40">:</text:span> <text:span text:style-name="T52">0</text:span>,</text:p>
      <text:p text:style-name="P142">idle<text:span text:style-name="T40">:</text:span> <text:span text:style-name="T52">10000</text:span></text:p>
      <text:p text:style-name="P142">},</text:p>
      <text:p text:style-name="P142">query<text:span text:style-name="T40">:</text:span> {</text:p>
      <text:p text:style-name="P142">raw<text:span text:style-name="T40">:</text:span> <text:span text:style-name="T52">true</text:span></text:p>
      <text:p text:style-name="P142">}</text:p>
      <text:p text:style-name="P142">})</text:p>
      <text:p text:style-name="P127"/>
      <text:p text:style-name="P128">Luego de esto ya podemos definir nuestra prueba y correr los test. Un aspecto importante es que usamos sqlite para probrar sobre ella. Para instalarla corremos el siguiente comando:</text:p>
      <text:p text:style-name="P128"/>
      <text:p text:style-name="P116">npm i sqlite3 –save-dev</text:p>
      <text:p text:style-name="P116"/>
      <text:p text:style-name="P121">y listo todo deberia estar funcionando. En el siguiente video vamos a ver los mocks and stubs para crear archivos ficticios para poder probrar sobre ellos y no sobre los reales.</text:p>
      <text:p text:style-name="P121"/>
      <text:p text:style-name="P19"><text:soft-page-break/>Introduccion a code coverage con nyc</text:p>
      <text:p text:style-name="P19"/>
      <text:p text:style-name="P62">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99"/>
      <text:p text:style-name="P199">Lo ideal es mantener el codigo al 100%.</text:p>
      <text:p text:style-name="P199"/>
      <text:p text:style-name="P62"><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99"/>
      <text:p text:style-name="P62">Npm i –save-dev nyc</text:p>
      <text:p text:style-name="P199"/>
      <text:p text:style-name="P199">Luego de tenerlo instalado tenemos que modificar nuestro script con el que corremos los test:</text:p>
      <text:p text:style-name="P199"/>
      <text:p text:style-name="P146"><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99"/>
      <text:list xml:id="list751172119514718573" text:style-name="L24">
        <text:list-item>
          <text:p text:style-name="P207">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07">Estos reportes que nos genera estan en JSON, pero si queremos podemos generarlo en codigo HTML.</text:p>
          <text:list>
            <text:list-item>
              <text:p text:style-name="P155"><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07">Este nos va a generar una carpeta coverage y dentro de ella nos da una carpeta llamada lcov-reports donde esta un archivo <text:span text:style-name="T1">index.js</text:span> con una mejor estructura y mas facil de leer el reporte.</text:p>
        </text:list-item>
      </text:list>
      <text:p text:style-name="P118"/>
      <text:p text:style-name="P119">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209"/>
      <text:p text:style-name="P122"><text:a xlink:type="simple" xlink:href="https://www.npmjs.com/package/nyc" text:style-name="Internet_20_link" text:visited-style-name="Visited_20_Internet_20_Link"><text:span text:style-name="T5">https://www.npmjs.com/package/nyc</text:span></text:a></text:p>
      <text:p text:style-name="P210"/>
      <text:p text:style-name="P210"/>
      <text:p text:style-name="P210"/>
      <text:p text:style-name="P210"/>
      <text:p text:style-name="P210"/>
      <text:p text:style-name="P210"/>
      <text:p text:style-name="P216">Como hacer Mocks y Stubs con Sinon</text:p>
      <text:p text:style-name="P216"/>
      <text:p text:style-name="P111"><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177"/>
      <text:p text:style-name="P111"><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177"/>
      <text:p text:style-name="P111"><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79"/>
      <text:p text:style-name="P179">Npm install –save-dev sinon </text:p>
      <text:p text:style-name="P179"/>
      <text:p text:style-name="P111"><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177"/>
      <text:p text:style-name="P179">npm i –save-dev proxyquire</text:p>
      <text:p text:style-name="P177"/>
      <text:p text:style-name="P134">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221"/>
      <text:p text:style-name="P221"><draw:frame draw:style-name="fr1" draw:name="Imagen1" text:anchor-type="paragraph" svg:width="17.45cm" svg:height="9.37cm" draw:z-index="0"><draw:image xlink:href="Pictures/1000000000000396000001ED2507DF7A6BC8464B.png" xlink:type="simple" xlink:show="embed" xlink:actuate="onLoad"/></draw:frame></text:p>
      <text:list xml:id="list7211383573117002867" text:style-name="L25">
        <text:list-item>
          <text:p text:style-name="P165">Esta funcion Spy nos permite saber cuantas veces hemos llamado al metodo y con que parametros.</text:p>
        </text:list-item>
        <text:list-item>
          <text:p text:style-name="P165">Luego cuando hacemos la conexión con nuestros modelos ya lo que vamos a hacer es usar proxyquire y decirle las rutas de requires que tenemos definidos en el archivo index.js que las cambie por estas funciones.</text:p>
        </text:list-item>
      </text:list>
      <text:p text:style-name="P65"/>
      <text:p text:style-name="P65"/>
      <text:p text:style-name="P65">Ahora tenemos que crear sandbox, estos nos permiten crear nuevos contextos de los stubs para cada uno de los test. Y ademas creamos otro test que nos confirme que este si fue llamado. </text:p>
      <text:p text:style-name="P65"/>
      <text:p text:style-name="P65"><draw:frame draw:style-name="fr2" draw:name="Imagen2" text:anchor-type="paragraph" svg:width="19.5cm" svg:height="2.348cm" draw:z-index="1"><draw:image xlink:href="Pictures/10000000000003AA00000071D90E3BCE79AAC727.png" xlink:type="simple" xlink:show="embed" xlink:actuate="onLoad"/></draw:frame><text:soft-page-break/></text:p>
      <text:list xml:id="list492189736311697470" text:style-name="L26">
        <text:list-item>
          <text:p text:style-name="P166">La propiedad <text:span text:style-name="T1">called</text:span>, es parte de Sinon. Existen mas propiedades, como para probar que fue llamada solo una vez, o que fue llamada con tales parametros.</text:p>
        </text:list-item>
      </text:list>
      <text:p text:style-name="P65"/>
      <text:p text:style-name="P65"/>
      <text:p text:style-name="P65">Listo, como en el index.js donde tenemos la configuracion, tenemos que al metodo hasMany y belongsTo le pasamos argumentos vamos a hacer uso de la propiedad que nos entrega Sinon para verificar con que parametro fueron llamados:</text:p>
      <text:p text:style-name="P65"/>
      <text:p text:style-name="P65"><draw:frame draw:style-name="fr1" draw:name="Imagen3" text:anchor-type="paragraph" svg:width="18.256cm" svg:height="3.281cm" draw:z-index="2"><draw:image xlink:href="Pictures/10000000000002B20000007C4AACABCFD67F9370.png" xlink:type="simple" xlink:show="embed" xlink:actuate="onLoad"/></draw:frame></text:p>
      <text:list xml:id="list917994827646212306" text:style-name="L27">
        <text:list-item>
          <text:p text:style-name="P167">Le pasamos por parametro a la funcion el parametro con el que tiene que ser llamada y luego el mensaje de salida.</text:p>
        </text:list-item>
      </text:list>
      <text:p text:style-name="P65"/>
      <text:p text:style-name="P65"/>
      <text:p text:style-name="P65"/>
      <text:p text:style-name="P65"/>
      <text:p text:style-name="P65"/>
      <text:p text:style-name="P65"/>
      <text:p text:style-name="P65"/>
      <text:p text:style-name="P217">Creacion de fixtures y definicion basica del servicio de Agent</text:p>
      <text:p text:style-name="P217"/>
      <text:p text:style-name="P178">Antes de implementar las funciones del servicio Agent vamos a definir los fixtures</text:p>
      <text:p text:style-name="P178"/>
      <text:p text:style-name="P180">Fixtures:<text:span text:style-name="T14"> Son un set de datos que nos permiten simular un escenario cercano al real para poder realizar un test de pruebas.</text:span></text:p>
      <text:p text:style-name="P180"><text:span text:style-name="T14"/></text:p>
      <text:p text:style-name="P181"><text:span text:style-name="T14">Vamos a crear nuestro archivo de Fixture del Agente:</text:span></text:p>
      <text:p text:style-name="P181"><text:span text:style-name="T14">En este video creamos un modulo que nos retornara datos relacionados al modelo del agente y ademas creamos una pequenia implementacion de este en el modelo. Este fixture nos retorna valores cercanos y ademas podemos hacer uso de funciones para filtrar por id y demas. </text:span></text:p>
      <text:p text:style-name="P181"><text:span text:style-name="T14"/></text:p>
      <text:p text:style-name="P181"><text:span text:style-name="T14">Luego creamos el test para pobrar que lo que nos devuelve el modelo de Agente sea lo mismo que tenemos en Fixture que creamos para el agente.</text:span></text:p>
      <text:p text:style-name="P181"><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span text:style-name="T14"/></text:p>
      <text:list xml:id="list8013241065213281378" text:style-name="L28">
        <text:list-item>
          <text:p text:style-name="P182"><text:span text:style-name="T14">Aca pues hacemos que retorne un agente con ciertos atributos o que retorne un arreglo con varios agentes. Ademas que podemos hacer uso de requerir agente filtrados como lo vemos en la parte de abajo.</text:span></text:p>
        </text:list-item>
        <text:list-item>
          <text:p text:style-name="P182"><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182"><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81"><text:span text:style-name="T14"/></text:p>
      <text:p text:style-name="P181"><text:span text:style-name="T14"/></text:p>
      <text:p text:style-name="P181"><text:span text:style-name="T14"/></text:p>
      <text:p text:style-name="P181"><text:span text:style-name="T14"/></text:p>
      <text:p text:style-name="P204">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04"><text:span text:style-name="T14"/></text:p>
      <text:p text:style-name="P204"><text:span text:style-name="T14"/></text:p>
      <text:p text:style-name="P204"><text:span text:style-name="T14"/></text:p>
      <text:p text:style-name="P204"><text:span text:style-name="T14"/></text:p>
      <text:p text:style-name="P204"><text:span text:style-name="T14"/></text:p>
      <text:p text:style-name="P204"><text:span text:style-name="T14"/></text:p>
      <text:p text:style-name="P204"><text:span text:style-name="T14"/></text:p>
      <text:p text:style-name="P204"><text:span text:style-name="T14"/></text:p>
      <text:p text:style-name="P204"><text:span text:style-name="T14"/></text:p>
      <text:p text:style-name="P218"><text:soft-page-break/><text:span text:style-name="T14">Implementacion de findById y pruebas en el servicio AgentModel</text:span></text:p>
      <text:p text:style-name="P181"><text:span text:style-name="T14"/></text:p>
      <text:p text:style-name="P183"><text:span text:style-name="T14">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span></text:p>
      <text:p text:style-name="P183"><text:span text:style-name="T14"/></text:p>
      <text:p text:style-name="P183"><text:span text:style-name="T14">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span></text:p>
      <text:p text:style-name="P183"><text:span text:style-name="T14"/></text:p>
      <text:p text:style-name="P184"><text:span text:style-name="T14">A faltaba decir que se implemento el modulo de AgentModel pero este va a ser usado solo como un wrapper para que el usuario que este consumiendo nuestro modelo no sepa de donde vengan los datos que se le van a entregar. </text:span></text:p>
      <text:p text:style-name="P184"><text:span text:style-name="T14"/></text:p>
      <text:p text:style-name="P184"><text:span text:style-name="T14">Veamos las imagenes del codigo:</text:span></text:p>
      <text:p text:style-name="P184"><text:span text:style-name="T14"/></text:p>
      <text:p text:style-name="P184"><draw:frame draw:style-name="fr2" draw:name="Imagen5" text:anchor-type="paragraph" svg:width="19.5cm" svg:height="3.604cm" draw:z-index="4"><draw:image xlink:href="Pictures/1000000000000367000000A1AD30378E2110E6B8.png" xlink:type="simple" xlink:show="embed" xlink:actuate="onLoad"/></draw:frame><text:span text:style-name="T14"/></text:p>
      <text:list xml:id="list8896779294726510057" text:style-name="L29">
        <text:list-item>
          <text:p text:style-name="P185"><text:span text:style-name="T14">Como vemos creamos un stub para el mock que teniamos de AgentModel y le decimos que cuando sea llamado con tales argumentos nos retorne una promesa resuelta con la funcion de filtrar por Id que definimos en los Fixtures para el modelo.</text:span></text:p>
        </text:list-item>
      </text:list>
      <text:p text:style-name="P184"><text:span text:style-name="T14"/></text:p>
      <text:p text:style-name="P184"><text:span text:style-name="T14">Ademas vamos a crear dos instancias de los fixtures haciendo uso de la propiedad de los objetos:</text:span></text:p>
      <text:p text:style-name="P184"><draw:frame draw:style-name="fr1" draw:name="Imagen6" text:anchor-type="paragraph" svg:width="18.574cm" svg:height="2.117cm" draw:z-index="5"><draw:image xlink:href="Pictures/10000000000002BE00000050167F5BA0BACBC4F2.png" xlink:type="simple" xlink:show="embed" xlink:actuate="onLoad"/></draw:frame><text:span text:style-name="T14"/></text:p>
      <text:p text:style-name="P184"><text:span text:style-name="T14">Ahora veamos como quedaria nuestro test:</text:span></text:p>
      <text:p text:style-name="P184"><draw:frame draw:style-name="fr2" draw:name="Imagen7" text:anchor-type="paragraph" svg:width="19.5cm" svg:height="4.048cm" draw:z-index="6"><draw:image xlink:href="Pictures/1000000000000398000000BF0FDC579314D52675.png" xlink:type="simple" xlink:show="embed" xlink:actuate="onLoad"/></draw:frame><text:span text:style-name="T14"/></text:p>
      <text:list xml:id="list2284847539115274633" text:style-name="L30">
        <text:list-item>
          <text:p text:style-name="P186"><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84"><text:span text:style-name="T14"/></text:p>
      <text:p text:style-name="P184"><text:span text:style-name="T14"/></text:p>
      <text:p text:style-name="P184"><text:span text:style-name="T14"/></text:p>
      <text:p text:style-name="P184"><text:span text:style-name="T14"/></text:p>
      <text:p text:style-name="P219"><text:span text:style-name="T14">Implementacion de createOrUpdate</text:span></text:p>
      <text:p text:style-name="P219"><text:span text:style-name="T14"/></text:p>
      <text:p text:style-name="P187"><text:span text:style-name="T14">Aca creamos las pruebas y los metodos para nuestra parte de creacion y actualizacion de un Agente, en este como no tenemos como tal un metodo de sequelize que nos ayude a hacer eso lo que vamos a hacer es abstraer esto y implementarlo con una logica propia.</text:span></text:p>
      <text:p text:style-name="P187"><text:span text:style-name="T14"/></text:p>
      <text:p text:style-name="P187"><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87"><text:span text:style-name="T14"/></text:p>
      <text:p text:style-name="P187"><text:span text:style-name="T14">Veamos el codigo importante, el resto esta en el repositorio de github.com.</text:span></text:p>
      <text:p text:style-name="P187"><text:span text:style-name="T14"/></text:p>
      <text:p text:style-name="P187"><draw:frame draw:style-name="fr4" draw:name="Imagen8" text:anchor-type="paragraph" svg:width="19.5cm" svg:height="9.738cm" draw:z-index="7"><draw:image xlink:href="Pictures/1000000000000387000001C32D2830A035AFC4CA.png" xlink:type="simple" xlink:show="embed" xlink:actuate="onLoad"/></draw:frame><text:span text:style-name="T14"/></text:p>
      <text:list xml:id="list3482561291667636979" text:style-name="L31">
        <text:list-item>
          <text:p text:style-name="P188"><text:span text:style-name="T14">Como vemos hacemos uso de Async para resolver las promesas que nos devuelve sequelize con los metodos. El codigo es evidente y creo que no necesita explicacion.</text:span></text:p>
        </text:list-item>
      </text:list>
      <text:p text:style-name="P187"><text:span text:style-name="T14"/></text:p>
      <text:p text:style-name="P187"><text:span text:style-name="T14"/></text:p>
      <text:p text:style-name="P187"><text:span text:style-name="T14"/></text:p>
      <text:p text:style-name="P187"><text:span text:style-name="T14"/></text:p>
      <text:p text:style-name="P187"><text:span text:style-name="T14"/></text:p>
      <text:p text:style-name="P187"><text:soft-page-break/><text:span text:style-name="T14">Ahora veamos como creamos los Stubs para estos metodos de sequelize:</text:span></text:p>
      <text:p text:style-name="P187"><text:span text:style-name="T14"/></text:p>
      <text:p text:style-name="P187"><draw:frame draw:style-name="fr2" draw:name="Imagen9" text:anchor-type="paragraph" svg:width="19.5cm" svg:height="7.003cm" draw:z-index="8"><draw:image xlink:href="Pictures/10000000000003A20000014EF52D04E8AF964EDB.png" xlink:type="simple" xlink:show="embed" xlink:actuate="onLoad"/></draw:frame><text:span text:style-name="T14"/></text:p>
      <text:list xml:id="list4999263721822428914" text:style-name="L32">
        <text:list-item>
          <text:p text:style-name="P189"><text:span text:style-name="T14">Como vemos implementamos un codigo similar a los anteriores stubs, solo que varia un poco la logica de los argumentos que necesita cada uno de los metodos.</text:span></text:p>
        </text:list-item>
      </text:list>
      <text:p text:style-name="P187"><text:span text:style-name="T14">El test tambien es simple y no contiene nada del otro mundo, asi que no voy a poner pantallazo de este codigo, si lo queremos ver podemos ir al repositorio de github</text:span></text:p>
      <text:p text:style-name="P187"><text:span text:style-name="T78"/></text:p>
      <text:p text:style-name="P190"><text:span text:style-name="T14"/></text:p>
      <text:p text:style-name="P190"><text:span text:style-name="T14"/></text:p>
      <text:p text:style-name="P190"><text:span text:style-name="T14"/></text:p>
      <text:p text:style-name="P190"><text:span text:style-name="T14"/></text:p>
      <text:p text:style-name="P190"><text:span text:style-name="T14"/></text:p>
      <text:p text:style-name="P220"><text:span text:style-name="T14">Revision del servicio Agent</text:span></text:p>
      <text:p text:style-name="P191"><text:span text:style-name="T14"/></text:p>
      <text:p text:style-name="P191"><text:span text:style-name="T14">Ya aprendimos a implementar pruebas unitarias. Ahora haremos la revision de las funciones que implementamos para entender como se creo el servicio completo.</text:span></text:p>
      <text:p text:style-name="P191"><text:span text:style-name="T14"/></text:p>
      <text:p text:style-name="P191"><text:span text:style-name="T14">Para implementar las pruebas de las funciones se definen unos argumentos que se reutilizan para trabajar con nuestros </text:span><text:span text:style-name="T3">stubs</text:span><text:span text:style-name="T14">, y creamos unas nuevas tambien.</text:span></text:p>
      <text:p text:style-name="P191"><text:span text:style-name="T14"/></text:p>
      <text:p text:style-name="P192"><text:span text:style-name="T14">En este lado voy a implementar los diferentes metodos que hacian falta y que van a ser muy similares a los anteriores, ademas de tambien implementar los test.</text:span></text:p>
      <text:p text:style-name="P192"><text:span text:style-name="T14"/></text:p>
      <text:p text:style-name="P19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9T16:51:48.587435615</dc:date>
    <meta:editing-duration>PT6H45M37S</meta:editing-duration>
    <meta:editing-cycles>18</meta:editing-cycles>
    <meta:generator>LibreOffice/5.1.6.2$Linux_X86_64 LibreOffice_project/10m0$Build-2</meta:generator>
    <meta:document-statistic meta:table-count="0" meta:image-count="9" meta:object-count="0" meta:page-count="21" meta:paragraph-count="362" meta:word-count="5606" meta:character-count="33421" meta:non-whitespace-character-count="28240"/>
  </office:meta>
</office:document-meta>
</file>